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1" svg:font-family="Consolas, 'Bitstream Vera Sans Mono', 'Courier New', Courier, monospace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dejavu sans mono" svg:font-family="'dejavu sans mono', monaco, 'lucida console', 'courier new', monospace"/>
    <style:font-face style:name="monospace" svg:font-family="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111111" style:font-name="monospace" fo:font-size="10pt" fo:letter-spacing="normal" fo:font-style="normal" fo:font-weight="normal" style:font-size-asian="10pt" style:font-size-complex="10pt"/>
    </style:style>
    <style:style style:name="P2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999999" style:font-name="monospace" fo:font-size="10pt" fo:letter-spacing="normal" fo:font-style="normal" fo:font-weight="normal" style:font-size-asian="10pt" style:font-size-complex="10pt"/>
    </style:style>
    <style:style style:name="P3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c9211e" style:font-name="Consolas" fo:font-size="10pt" fo:letter-spacing="normal" fo:font-style="normal" fo:font-weight="bold" officeooo:paragraph-rsid="00aa4233" fo:background-color="transparent" style:font-size-asian="10pt" style:font-weight-asian="bold" style:font-size-complex="10pt" style:font-weight-complex="bold"/>
    </style:style>
    <style:style style:name="P4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c9211e" style:font-name="Consolas" fo:font-size="10pt" fo:letter-spacing="normal" fo:font-style="normal" fo:font-weight="bold" officeooo:rsid="00767cc5" officeooo:paragraph-rsid="00ae8838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5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c9211e" style:font-name="monospace" fo:font-size="10pt" fo:letter-spacing="normal" fo:font-style="normal" fo:font-weight="bold" officeooo:paragraph-rsid="00c9a7d6" style:font-size-asian="10pt" style:font-weight-asian="bold" style:font-size-complex="10pt" style:font-weight-complex="bold"/>
    </style:style>
    <style:style style:name="P6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c9211e" style:font-name="monospace" fo:font-size="10pt" fo:letter-spacing="normal" fo:font-style="normal" fo:font-weight="bold" style:font-size-asian="10pt" style:font-weight-asian="bold" style:font-size-complex="10pt" style:font-weight-complex="bold"/>
    </style:style>
    <style:style style:name="P7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Consolas" fo:font-size="10pt" fo:letter-spacing="normal" fo:font-style="normal" fo:font-weight="normal" officeooo:rsid="00a7c262" officeooo:paragraph-rsid="00a7c262" fo:background-color="transparent" style:font-size-asian="10pt" style:font-weight-asian="normal" style:font-size-complex="10pt" style:font-weight-complex="normal"/>
    </style:style>
    <style:style style:name="P8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normal" officeooo:rsid="00a85f01" officeooo:paragraph-rsid="00a85f01" style:font-size-asian="10pt" style:font-size-complex="10pt"/>
    </style:style>
    <style:style style:name="P9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normal" officeooo:rsid="00a85f01" officeooo:paragraph-rsid="00b1fce7" style:font-size-asian="10pt" style:font-size-complex="10pt"/>
    </style:style>
    <style:style style:name="P10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normal" officeooo:rsid="00a85f01" officeooo:paragraph-rsid="00b23a86" style:font-size-asian="10pt" style:font-size-complex="10pt"/>
    </style:style>
    <style:style style:name="P1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normal" style:font-size-asian="10pt" style:font-size-complex="10pt"/>
    </style:style>
    <style:style style:name="P12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bold" style:font-size-asian="10pt" style:font-weight-asian="bold" style:font-size-complex="10pt" style:font-weight-complex="bold"/>
    </style:style>
    <style:style style:name="P13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bold" officeooo:paragraph-rsid="00cd1ea8"/>
    </style:style>
    <style:style style:name="P14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ff0000" fo:font-weight="bold" officeooo:paragraph-rsid="00a6e346" fo:background-color="transparent" style:font-weight-asian="bold" style:font-weight-complex="bold"/>
    </style:style>
    <style:style style:name="P15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ff0000" fo:font-weight="bold" officeooo:rsid="00767cc5" officeooo:paragraph-rsid="00a6e346" fo:background-color="transparent" style:font-weight-asian="bold" style:font-weight-complex="bold"/>
    </style:style>
    <style:style style:name="P16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weight="bold" officeooo:paragraph-rsid="00c3ba02" style:font-weight-asian="bold" style:font-weight-complex="bold"/>
    </style:style>
    <style:style style:name="P17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c9211e" fo:font-weight="bold" officeooo:paragraph-rsid="00a6e346" fo:background-color="#ffff00" style:font-weight-asian="bold" style:font-weight-complex="bold"/>
    </style:style>
    <style:style style:name="P18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c9211e" fo:font-size="10pt" fo:font-weight="bold" officeooo:paragraph-rsid="00a6e346" fo:background-color="transparent" style:font-size-asian="10pt" style:font-weight-asian="bold" style:font-size-complex="10pt" style:font-weight-complex="bold"/>
    </style:style>
    <style:style style:name="P19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a85f01"/>
    </style:style>
    <style:style style:name="P20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b23a86"/>
    </style:style>
    <style:style style:name="P2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cf000a"/>
    </style:style>
    <style:style style:name="P22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d04696"/>
    </style:style>
    <style:style style:name="P23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monospace" fo:font-size="10pt" style:font-size-asian="10pt" style:font-size-complex="10pt"/>
    </style:style>
    <style:style style:name="P2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monospace"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paragraph-rsid="0026793c" style:font-size-asian="10pt" style:font-size-complex="10pt"/>
    </style:style>
    <style:style style:name="P2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rsid="0026793c" officeooo:paragraph-rsid="0026793c" style:font-size-asian="10pt" style:font-size-complex="10pt"/>
    </style:style>
    <style:style style:name="P27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paragraph-rsid="00299511"/>
    </style:style>
    <style:style style:name="P2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bold" officeooo:paragraph-rsid="00a6e346" style:font-weight-asian="bold" style:font-weight-complex="bold"/>
    </style:style>
    <style:style style:name="P2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bold" officeooo:paragraph-rsid="00a6e346" fo:background-color="transparent" style:font-weight-asian="bold" style:font-weight-complex="bold"/>
    </style:style>
    <style:style style:name="P30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bold" officeooo:rsid="0093b5f7" officeooo:paragraph-rsid="00a6e346" fo:background-color="transparent" style:font-weight-asian="bold" style:font-weight-complex="bold"/>
    </style:style>
    <style:style style:name="P31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normal" officeooo:rsid="007b4d12" officeooo:paragraph-rsid="00b622b9" style:font-weight-asian="normal" style:font-weight-complex="normal"/>
    </style:style>
    <style:style style:name="P32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normal" officeooo:rsid="007b4d12" officeooo:paragraph-rsid="00c9a7d6" style:font-weight-asian="normal" style:font-weight-complex="normal"/>
    </style:style>
    <style:style style:name="P33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26793c"/>
    </style:style>
    <style:style style:name="P3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999999" officeooo:paragraph-rsid="0026793c"/>
    </style:style>
    <style:style style:name="P3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999999" style:font-name="monospace" fo:font-size="10pt" officeooo:rsid="0026793c" officeooo:paragraph-rsid="0026793c" style:font-size-asian="10pt" style:font-size-complex="10pt"/>
    </style:style>
    <style:style style:name="P3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411d20"/>
    </style:style>
    <style:style style:name="P37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c9211e" fo:font-weight="normal" officeooo:paragraph-rsid="00a6e346" fo:background-color="transparent" style:font-weight-asian="normal" style:font-weight-complex="normal"/>
    </style:style>
    <style:style style:name="P3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c9211e" fo:font-weight="normal" officeooo:rsid="00767cc5" officeooo:paragraph-rsid="00a6e346" fo:background-color="transparent" style:font-weight-asian="normal" style:font-weight-complex="normal"/>
    </style:style>
    <style:style style:name="P3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c9211e" fo:font-weight="bold" officeooo:rsid="009560fb" officeooo:paragraph-rsid="00a6e346" fo:background-color="transparent" style:font-weight-asian="bold" style:font-weight-complex="bold"/>
    </style:style>
    <style:style style:name="P40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a6e346"/>
    </style:style>
    <style:style style:name="P41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weight="bold" officeooo:paragraph-rsid="00a6e346" fo:background-color="transparent" style:font-weight-asian="bold" style:font-weight-complex="bold"/>
    </style:style>
    <style:style style:name="P42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dejavu sans mono" fo:font-size="10pt" fo:letter-spacing="normal" fo:font-style="normal" fo:font-weight="normal" officeooo:rsid="007b4d12" officeooo:paragraph-rsid="003a12f1" style:font-weight-asian="normal" style:font-weight-complex="normal"/>
    </style:style>
    <style:style style:name="P43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111111" style:font-name="monospace" fo:font-size="10pt" fo:letter-spacing="normal" fo:font-style="normal" fo:font-weight="normal" officeooo:paragraph-rsid="00b622b9" style:font-size-asian="10pt" style:font-size-complex="10pt"/>
    </style:style>
    <style:style style:name="P4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333333" style:font-name="Consolas" fo:font-size="10.5pt" fo:letter-spacing="normal" fo:font-style="normal" fo:font-weight="normal" officeooo:paragraph-rsid="00c85a31" style:font-size-asian="10pt" style:font-weight-asian="normal" style:font-size-complex="10pt" style:font-weight-complex="normal"/>
    </style:style>
    <style:style style:name="P45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4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80"/>
    </style:style>
    <style:style style:name="P4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449123"/>
    </style:style>
    <style:style style:name="P4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officeooo:paragraph-rsid="0026793c"/>
    </style:style>
    <style:style style:name="P4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fo:font-weight="normal" officeooo:rsid="00392ba4" officeooo:paragraph-rsid="004cccdf" fo:background-color="transparent" style:font-weight-asian="normal" style:font-weight-complex="normal"/>
    </style:style>
    <style:style style:name="P5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fo:font-weight="normal" officeooo:rsid="0056072b" officeooo:paragraph-rsid="0056072b" fo:background-color="transparent" style:font-weight-asian="normal" style:font-weight-complex="normal"/>
    </style:style>
    <style:style style:name="P5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officeooo:rsid="00449123" officeooo:paragraph-rsid="00449123"/>
    </style:style>
    <style:style style:name="P5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fo:font-weight="bold" officeooo:rsid="00449123" officeooo:paragraph-rsid="0056072b" fo:background-color="transparent" style:font-weight-asian="bold" style:font-weight-complex="bold"/>
    </style:style>
    <style:style style:name="P5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49c045"/>
    </style:style>
    <style:style style:name="P5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paragraph-rsid="005510bf" style:font-weight-asian="normal" style:font-weight-complex="normal"/>
    </style:style>
    <style:style style:name="P5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officeooo:rsid="0059a84c" officeooo:paragraph-rsid="0059a84c"/>
    </style:style>
    <style:style style:name="P5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8000" fo:font-weight="normal" officeooo:rsid="006d8380" officeooo:paragraph-rsid="006d8380" fo:background-color="transparent" style:font-weight-asian="normal" style:font-weight-complex="normal"/>
    </style:style>
    <style:style style:name="P5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8000" fo:font-weight="normal" officeooo:rsid="005e24d0" officeooo:paragraph-rsid="0056072b" fo:background-color="transparent" style:font-weight-asian="normal" style:font-weight-complex="normal"/>
    </style:style>
    <style:style style:name="P5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8000" fo:font-weight="bold" officeooo:rsid="00449123" officeooo:paragraph-rsid="00a6e346" fo:background-color="transparent" style:font-weight-asian="bold" style:font-weight-complex="bold"/>
    </style:style>
    <style:style style:name="P5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fo:font-weight="bold" officeooo:rsid="006ba7ba" officeooo:paragraph-rsid="006ba7ba" fo:background-color="transparent" style:font-weight-asian="bold" style:font-weight-complex="bold"/>
    </style:style>
    <style:style style:name="P6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fo:font-weight="bold" officeooo:rsid="006d8380" officeooo:paragraph-rsid="00a6e346" fo:background-color="transparent" style:font-weight-asian="bold" style:font-weight-complex="bold"/>
    </style:style>
    <style:style style:name="P6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c9211e" fo:font-weight="normal" officeooo:rsid="00449123" officeooo:paragraph-rsid="0056072b" fo:background-color="transparent" style:font-weight-asian="normal" style:font-weight-complex="normal"/>
    </style:style>
    <style:style style:name="P6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c9211e" fo:font-weight="normal" officeooo:rsid="00767cc5" officeooo:paragraph-rsid="006d8380" style:font-weight-asian="normal" style:font-weight-complex="normal"/>
    </style:style>
    <style:style style:name="P6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bold" officeooo:paragraph-rsid="0061cc18" style:font-weight-asian="bold" style:font-weight-complex="bold"/>
    </style:style>
    <style:style style:name="P64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</style:style>
    <style:style style:name="P65" style:family="paragraph" style:parent-style-name="Preformatted_20_Text">
      <loext:graphic-properties draw:fill="none"/>
      <style:paragraph-properties fo:margin-left="0in" fo:margin-right="0in" fo:text-indent="0in" style:auto-text-indent="false" fo:background-color="transparent"/>
      <style:text-properties fo:color="#000000" fo:font-weight="normal" officeooo:rsid="00449123" officeooo:paragraph-rsid="0056072b" fo:background-color="transparent" style:font-weight-asian="normal" style:font-weight-complex="normal"/>
    </style:style>
    <style:style style:name="P66" style:family="paragraph" style:parent-style-name="Standard">
      <loext:graphic-properties draw:fill="none"/>
      <style:paragraph-properties fo:background-color="transparent"/>
      <style:text-properties officeooo:paragraph-rsid="00467998"/>
    </style:style>
    <style:style style:name="P67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2pt" fo:letter-spacing="normal" fo:font-style="normal" fo:font-weight="bold" fo:background-color="#ffff00" style:font-size-asian="12pt" style:font-weight-asian="bold" style:font-size-complex="12pt" style:font-weight-complex="bold"/>
    </style:style>
    <style:style style:name="P68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c9211e" style:font-name="Consolas" fo:font-size="10pt" fo:letter-spacing="normal" fo:font-style="normal" fo:font-weight="bold" officeooo:rsid="00767cc5" officeooo:paragraph-rsid="00ae8838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69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ff0000" fo:font-weight="bold" officeooo:paragraph-rsid="00a6e346" fo:background-color="transparent" style:font-weight-asian="bold" style:font-weight-complex="bold"/>
    </style:style>
    <style:style style:name="P70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ff0000" fo:font-weight="bold" officeooo:rsid="00d12b17" officeooo:paragraph-rsid="00d12b17" fo:background-color="transparent" style:font-weight-asian="bold" style:font-weight-complex="bold"/>
    </style:style>
    <style:style style:name="T1" style:family="text">
      <style:text-properties fo:color="#000000" style:font-name="monospace" fo:font-size="10pt"/>
    </style:style>
    <style:style style:name="T2" style:family="text">
      <style:text-properties fo:color="#000000" style:font-name="monospace" fo:font-size="10pt" officeooo:rsid="0026793c" style:font-size-asian="10pt" style:font-size-complex="10pt"/>
    </style:style>
    <style:style style:name="T3" style:family="text">
      <style:text-properties fo:color="#000000" style:font-name="monospace" fo:font-size="10pt" officeooo:rsid="002c2d66" style:font-size-asian="10pt" style:font-size-complex="10pt"/>
    </style:style>
    <style:style style:name="T4" style:family="text">
      <style:text-properties fo:color="#000000" style:font-name="monospace" fo:font-size="10pt" officeooo:rsid="002f1d64" style:font-size-asian="10pt" style:font-size-complex="10pt"/>
    </style:style>
    <style:style style:name="T5" style:family="text">
      <style:text-properties fo:color="#000000" style:font-name="monospace" fo:font-size="10pt" officeooo:rsid="00411d20" style:font-size-asian="10pt" style:font-size-complex="10pt"/>
    </style:style>
    <style:style style:name="T6" style:family="text">
      <style:text-properties fo:color="#000000" style:font-name="monospace" fo:font-size="10pt" officeooo:rsid="00413e70" style:font-size-asian="10pt" style:font-size-complex="10pt"/>
    </style:style>
    <style:style style:name="T7" style:family="text">
      <style:text-properties fo:color="#000000" style:font-name="monospace" fo:font-size="10pt" officeooo:rsid="00414532" style:font-size-asian="10pt" style:font-size-complex="10pt"/>
    </style:style>
    <style:style style:name="T8" style:family="text">
      <style:text-properties fo:color="#000000" fo:font-weight="bold" fo:background-color="transparent" loext:char-shading-value="0" style:font-weight-asian="bold" style:font-weight-complex="bold"/>
    </style:style>
    <style:style style:name="T9" style:family="text">
      <style:text-properties fo:color="#000000" fo:font-weight="bold" officeooo:rsid="00934342" fo:background-color="transparent" loext:char-shading-value="0" style:font-weight-asian="bold" style:font-weight-complex="bold"/>
    </style:style>
    <style:style style:name="T10" style:family="text">
      <style:text-properties fo:font-variant="normal" fo:text-transform="none" fo:color="#000000" style:font-name="monospace" fo:font-size="10pt" fo:letter-spacing="normal" fo:font-style="normal" fo:font-weight="normal" officeooo:rsid="00a85f01" style:font-size-asian="10pt" style:font-size-complex="10pt"/>
    </style:style>
    <style:style style:name="T11" style:family="text">
      <style:text-properties fo:font-variant="normal" fo:text-transform="none" fo:color="#000000" style:font-name="monospace" fo:font-size="10pt" fo:letter-spacing="normal" fo:font-style="normal" fo:font-weight="normal" officeooo:rsid="00b23a86" style:font-size-asian="10pt" style:font-size-complex="10pt"/>
    </style:style>
    <style:style style:name="T12" style:family="text">
      <style:text-properties fo:font-variant="normal" fo:text-transform="none" fo:color="#000000" style:font-name="monospace" fo:font-size="10pt" fo:letter-spacing="normal" fo:font-style="normal" fo:font-weight="normal" officeooo:rsid="00b0b42e" style:font-size-asian="10pt" style:font-size-complex="10pt"/>
    </style:style>
    <style:style style:name="T13" style:family="text">
      <style:text-properties fo:font-variant="normal" fo:text-transform="none" fo:color="#000000" style:font-name="monospace" fo:font-size="10pt" fo:letter-spacing="normal" fo:font-style="normal" fo:font-weight="normal" officeooo:rsid="00b1fce7" style:font-size-asian="10pt" style:font-size-complex="10pt"/>
    </style:style>
    <style:style style:name="T14" style:family="text">
      <style:text-properties fo:font-variant="normal" fo:text-transform="none" fo:color="#000000" style:font-name="monospace" fo:font-size="10pt" fo:letter-spacing="normal" fo:font-style="normal" fo:font-weight="normal" officeooo:rsid="00b23a86" style:font-name-asian="Noto Sans Mono CJK SC" style:font-size-asian="10pt" style:font-name-complex="Liberation Mono" style:font-size-complex="10pt"/>
    </style:style>
    <style:style style:name="T15" style:family="text">
      <style:text-properties fo:font-variant="normal" fo:text-transform="none" fo:color="#000000" style:font-name="monospace" fo:font-size="10pt" fo:letter-spacing="normal" fo:font-style="normal" style:font-size-asian="10pt" style:font-size-complex="10pt"/>
    </style:style>
    <style:style style:name="T16" style:family="text">
      <style:text-properties fo:font-variant="normal" fo:text-transform="none" fo:color="#000000" style:font-name="monospace" fo:font-size="11pt" fo:letter-spacing="normal" fo:font-style="normal" fo:font-weight="normal" officeooo:rsid="007b4d12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17" style:family="text">
      <style:text-properties fo:font-variant="normal" fo:text-transform="none" fo:color="#000000" style:font-name="monospace" fo:font-size="11pt" fo:letter-spacing="normal" fo:font-style="normal" fo:font-weight="normal" officeooo:rsid="00cf5709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18" style:family="text">
      <style:text-properties fo:font-variant="normal" fo:text-transform="none" fo:color="#000000" style:font-name="monospace" fo:font-size="11pt" fo:letter-spacing="normal" fo:font-style="normal" fo:font-weight="normal" officeooo:rsid="007b4d12" fo:background-color="transparent" loext:char-shading-value="0" style:font-size-asian="11pt" style:font-style-asian="normal" style:font-weight-asian="normal" style:font-size-complex="11pt" style:font-style-complex="normal" style:font-weight-complex="normal" loext:padding="0in" loext:border="none"/>
    </style:style>
    <style:style style:name="T19" style:family="text">
      <style:text-properties fo:font-variant="normal" fo:text-transform="none" fo:color="#000000" style:font-name="monospace" fo:font-size="12pt" fo:letter-spacing="normal" fo:font-style="normal" fo:font-weight="bold" fo:background-color="#ffff00" loext:char-shading-value="0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000000" style:font-name="monospace" fo:font-size="12pt" fo:letter-spacing="normal" fo:font-style="normal" fo:font-weight="bold" officeooo:rsid="00d04696" fo:background-color="#ffff00" loext:char-shading-value="0" style:font-name-asian="Noto Sans Mono CJK SC" style:font-size-asian="12pt" style:font-weight-asian="bold" style:font-name-complex="Liberation Mono" style:font-size-complex="12pt" style:font-weight-complex="bold"/>
    </style:style>
    <style:style style:name="T21" style:family="text">
      <style:text-properties fo:font-variant="normal" fo:text-transform="none" fo:color="#000000" style:font-name="dejavu sans mono" fo:font-size="10pt" fo:letter-spacing="normal" fo:font-style="normal" officeooo:rsid="00767cc5" style:font-size-asian="10pt" style:font-size-complex="10pt"/>
    </style:style>
    <style:style style:name="T22" style:family="text">
      <style:text-properties fo:font-variant="normal" fo:text-transform="none" fo:color="#000000" style:font-name="dejavu sans mono" fo:font-size="10pt" fo:letter-spacing="normal" fo:font-style="normal" officeooo:rsid="00c2bcfb" style:font-size-asian="10pt" style:font-size-complex="10pt"/>
    </style:style>
    <style:style style:name="T23" style:family="text">
      <style:text-properties fo:font-variant="normal" fo:text-transform="none" fo:color="#000000" style:font-name="dejavu sans mono" fo:font-size="10pt" fo:letter-spacing="normal" fo:font-style="normal" officeooo:rsid="00c3ba02" style:font-name-asian="Noto Sans Mono CJK SC" style:font-size-asian="10pt" style:font-name-complex="Liberation Mono" style:font-size-complex="10pt"/>
    </style:style>
    <style:style style:name="T24" style:family="text">
      <style:text-properties fo:font-variant="normal" fo:text-transform="none" fo:color="#000000" style:font-name="dejavu sans mono" fo:font-size="10pt" fo:letter-spacing="normal" fo:font-style="normal" fo:font-weight="bold" officeooo:rsid="00767cc5" fo:background-color="#ffff00" loext:char-shading-value="0" style:font-size-asian="10pt" style:font-weight-asian="bold" style:font-size-complex="10pt" style:font-weight-complex="bold"/>
    </style:style>
    <style:style style:name="T25" style:family="text">
      <style:text-properties fo:font-variant="normal" fo:text-transform="none" fo:color="#000000" style:font-name="dejavu sans mono" fo:font-size="10pt" fo:letter-spacing="normal" fo:font-style="normal" fo:font-weight="bold" officeooo:rsid="00c2bcfb" fo:background-color="#ffff00" loext:char-shading-value="0" style:font-size-asian="10pt" style:font-weight-asian="bold" style:font-size-complex="10pt" style:font-weight-complex="bold"/>
    </style:style>
    <style:style style:name="T26" style:family="text">
      <style:text-properties fo:font-variant="normal" fo:text-transform="none" fo:color="#000000" style:font-name="var ff-mono" fo:font-size="11pt" fo:font-style="normal" fo:font-weight="normal" officeooo:rsid="007b4d12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27" style:family="text">
      <style:text-properties fo:font-variant="normal" fo:text-transform="none" fo:color="#000000" style:font-name="var ff-mono" fo:font-size="11pt" fo:font-style="normal" fo:font-weight="normal" officeooo:rsid="00ce8308" fo:background-color="transparent" loext:char-shading-value="0" style:font-name-asian="Noto Sans Mono CJK SC" style:font-size-asian="11pt" style:font-weight-asian="normal" style:font-name-complex="Liberation Mono" style:font-size-complex="11pt" style:font-weight-complex="normal" loext:padding="0in" loext:border="none"/>
    </style:style>
    <style:style style:name="T28" style:family="text">
      <style:text-properties fo:font-variant="normal" fo:text-transform="none" fo:color="#000000" style:font-name="var ff-mono" fo:font-size="11pt" fo:font-style="normal" fo:font-weight="normal" officeooo:rsid="00ce8308" fo:background-color="transparent" loext:char-shading-value="0" style:font-name-asian="Noto Sans Mono CJK SC" style:font-size-asian="11pt" style:font-style-asian="normal" style:font-weight-asian="normal" style:font-name-complex="Liberation Mono" style:font-size-complex="11pt" style:font-style-complex="normal" style:font-weight-complex="normal" loext:padding="0in" loext:border="none"/>
    </style:style>
    <style:style style:name="T29" style:family="text">
      <style:text-properties fo:font-variant="normal" fo:text-transform="none" fo:color="#000000" style:font-name="var ff-mono" fo:font-size="11pt" fo:font-style="italic" fo:font-weight="normal" officeooo:rsid="00ce8308" fo:background-color="transparent" loext:char-shading-value="0" style:font-name-asian="Noto Sans Mono CJK SC" style:font-size-asian="11pt" style:font-style-asian="italic" style:font-weight-asian="normal" style:font-name-complex="Liberation Mono" style:font-size-complex="11pt" style:font-style-complex="italic" style:font-weight-complex="normal" loext:padding="0in" loext:border="none"/>
    </style:style>
    <style:style style:name="T30" style:family="text">
      <style:text-properties fo:font-variant="normal" fo:text-transform="none" style:font-name="monospace" fo:font-size="10pt" fo:letter-spacing="normal" fo:font-style="normal" style:font-size-asian="10pt" style:font-size-complex="10pt"/>
    </style:style>
    <style:style style:name="T31" style:family="text">
      <style:text-properties fo:color="#999999" officeooo:rsid="0026793c"/>
    </style:style>
    <style:style style:name="T32" style:family="text">
      <style:text-properties fo:color="#999999" officeooo:rsid="002b4312"/>
    </style:style>
    <style:style style:name="T33" style:family="text">
      <style:text-properties fo:color="#999999" officeooo:rsid="00299511" style:font-size-asian="10pt" style:font-size-complex="10pt"/>
    </style:style>
    <style:style style:name="T34" style:family="text">
      <style:text-properties officeooo:rsid="0026793c"/>
    </style:style>
    <style:style style:name="T35" style:family="text">
      <style:text-properties fo:color="#00a933"/>
    </style:style>
    <style:style style:name="T36" style:family="text">
      <style:text-properties fo:color="#00a933" officeooo:rsid="00450c81"/>
    </style:style>
    <style:style style:name="T37" style:family="text">
      <style:text-properties fo:color="#00a933" officeooo:rsid="00449123"/>
    </style:style>
    <style:style style:name="T38" style:family="text">
      <style:text-properties fo:color="#00a933" officeooo:rsid="00406ee0"/>
    </style:style>
    <style:style style:name="T39" style:family="text">
      <style:text-properties fo:color="#00a933" officeooo:rsid="004857e7"/>
    </style:style>
    <style:style style:name="T40" style:family="text">
      <style:text-properties fo:color="#00a933" officeooo:rsid="0049c045"/>
    </style:style>
    <style:style style:name="T41" style:family="text">
      <style:text-properties fo:color="#00a933" officeooo:rsid="00449123" fo:background-color="transparent" loext:char-shading-value="0"/>
    </style:style>
    <style:style style:name="T42" style:family="text">
      <style:text-properties fo:color="#00a933" officeooo:rsid="00392ba4" fo:background-color="transparent" loext:char-shading-value="0"/>
    </style:style>
    <style:style style:name="T43" style:family="text">
      <style:text-properties fo:color="#00a933" officeooo:rsid="0049c045" fo:background-color="transparent" loext:char-shading-value="0"/>
    </style:style>
    <style:style style:name="T44" style:family="text">
      <style:text-properties officeooo:rsid="00449123"/>
    </style:style>
    <style:style style:name="T45" style:family="text">
      <style:text-properties officeooo:rsid="0049c045"/>
    </style:style>
    <style:style style:name="T46" style:family="text">
      <style:text-properties fo:font-weight="normal" fo:background-color="transparent" loext:char-shading-value="0" style:font-weight-asian="normal" style:font-weight-complex="normal"/>
    </style:style>
    <style:style style:name="T47" style:family="text">
      <style:text-properties fo:font-weight="normal" officeooo:rsid="0056072b" fo:background-color="transparent" loext:char-shading-value="0" style:font-weight-asian="normal" style:font-weight-complex="normal"/>
    </style:style>
    <style:style style:name="T48" style:family="text">
      <style:text-properties officeooo:rsid="004cccdf"/>
    </style:style>
    <style:style style:name="T49" style:family="text">
      <style:text-properties fo:color="#ff7b59" style:font-name="monospace" fo:font-size="10pt" officeooo:rsid="0026793c" fo:background-color="transparent" loext:char-shading-value="0" style:font-size-asian="10pt" style:font-size-complex="10pt"/>
    </style:style>
    <style:style style:name="T50" style:family="text">
      <style:text-properties fo:color="#ff7b59" style:font-name="monospace" fo:font-size="10pt" officeooo:rsid="0061cc18" fo:background-color="transparent" loext:char-shading-value="0" style:font-size-asian="10pt" style:font-size-complex="10pt"/>
    </style:style>
    <style:style style:name="T51" style:family="text">
      <style:text-properties fo:color="#c0c0c0"/>
    </style:style>
    <style:style style:name="T52" style:family="text">
      <style:text-properties fo:color="#000080"/>
    </style:style>
    <style:style style:name="T53" style:family="text">
      <style:text-properties officeooo:rsid="0020edfd" style:font-size-asian="10pt" style:font-size-complex="10pt"/>
    </style:style>
    <style:style style:name="T54" style:family="text">
      <style:text-properties fo:font-weight="bold" style:font-size-asian="10pt" style:font-weight-asian="bold" style:font-size-complex="10pt" style:font-weight-complex="bold"/>
    </style:style>
    <style:style style:name="T55" style:family="text">
      <style:text-properties fo:font-weight="bold" officeooo:rsid="0020edfd" style:font-size-asian="10pt" style:font-weight-asian="bold" style:font-size-complex="10pt" style:font-weight-complex="bold"/>
    </style:style>
    <style:style style:name="T56" style:family="text">
      <style:text-properties fo:color="#c9211e" fo:font-weight="normal" officeooo:rsid="003a12f1" fo:background-color="transparent" loext:char-shading-value="0" style:font-weight-asian="normal" style:font-weight-complex="normal"/>
    </style:style>
    <style:style style:name="T57" style:family="text">
      <style:text-properties fo:color="#c9211e" fo:font-weight="normal" officeooo:rsid="00767cc5" fo:background-color="transparent" loext:char-shading-value="0" style:font-weight-asian="normal" style:font-weight-complex="normal"/>
    </style:style>
    <style:style style:name="T58" style:family="text">
      <style:text-properties fo:color="#c9211e" fo:font-weight="normal" style:font-name-asian="Noto Sans Mono CJK SC" style:font-size-asian="10pt" style:font-weight-asian="normal" style:font-name-complex="Liberation Mono" style:font-size-complex="10pt" style:font-weight-complex="normal"/>
    </style:style>
    <style:style style:name="T59" style:family="text">
      <style:text-properties fo:color="#c9211e" fo:font-weight="normal" style:font-size-asian="10pt" style:font-weight-asian="normal" style:font-size-complex="10pt" style:font-weight-complex="normal"/>
    </style:style>
    <style:style style:name="T60" style:family="text">
      <style:text-properties fo:color="#c9211e" officeooo:rsid="003a12f1"/>
    </style:style>
    <style:style style:name="T61" style:family="text">
      <style:text-properties fo:color="#c9211e" officeooo:rsid="009560fb"/>
    </style:style>
    <style:style style:name="T62" style:family="text">
      <style:text-properties fo:color="#c9211e" style:font-name="Consolas1" fo:font-size="12pt" fo:font-weight="normal" style:font-weight-asian="normal" style:font-weight-complex="normal"/>
    </style:style>
    <style:style style:name="T63" style:family="text">
      <style:text-properties fo:background-color="#ffff00" loext:char-shading-value="0"/>
    </style:style>
    <style:style style:name="T64" style:family="text">
      <style:text-properties style:font-name="Liberation Mono" fo:font-size="10pt" officeooo:rsid="00755e6e" style:font-name-asian="Noto Sans Mono CJK SC" style:font-size-asian="10pt" style:font-name-complex="Liberation Mono" style:font-size-complex="10pt"/>
    </style:style>
    <style:style style:name="T65" style:family="text">
      <style:text-properties officeooo:rsid="009560fb"/>
    </style:style>
    <style:style style:name="T66" style:family="text">
      <style:text-properties officeooo:rsid="003a12f1"/>
    </style:style>
    <style:style style:name="T67" style:family="text">
      <style:text-properties officeooo:rsid="0096ece9"/>
    </style:style>
    <style:style style:name="T68" style:family="text">
      <style:text-properties fo:background-color="transparent" loext:char-shading-value="0"/>
    </style:style>
    <style:style style:name="T69" style:family="text">
      <style:text-properties officeooo:rsid="00b1fce7"/>
    </style:style>
    <style:style style:name="T70" style:family="text">
      <style:text-properties officeooo:rsid="00b23a86"/>
    </style:style>
    <style:style style:name="T71" style:family="text">
      <style:text-properties officeooo:rsid="00c81789"/>
    </style:style>
    <style:style style:name="T72" style:family="text">
      <style:text-properties style:font-name-asian="Noto Sans Mono CJK SC" style:font-name-complex="Liberation Mono"/>
    </style:style>
    <style:style style:name="T73" style:family="text">
      <style:text-properties style:font-name="var ff-mono" fo:font-size="12pt" fo:background-color="transparent" loext:char-shading-value="0" style:font-size-asian="12pt" style:font-size-complex="12pt" loext:padding="0in" loext:border="none"/>
    </style:style>
    <style:style style:name="T74" style:family="text">
      <style:text-properties style:font-name="var ff-mono" fo:font-size="12pt" officeooo:rsid="00cf5709" fo:background-color="transparent" loext:char-shading-value="0" style:font-size-asian="12pt" style:font-size-complex="12pt" loext:padding="0in" loext:border="none"/>
    </style:style>
    <style:style style:name="T75" style:family="text">
      <style:text-properties style:font-name="var ff-mono" fo:font-size="12pt" fo:font-weight="bold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76" style:family="text">
      <style:text-properties officeooo:rsid="00d0469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a xlink:type="simple" xlink:href="https://docs.docker.com/engine/install/ubuntu/#install-using-the-repository" text:style-name="Internet_20_link" text:visited-style-name="Visited_20_Internet_20_Link">https://docs.docker.com/engine/install/ubuntu/#install-using-the-repository</text:a></text:p>
      <text:p text:style-name="P2"><text:a xlink:type="simple" xlink:href="https://habr.com/ru/companies/flant/articles/336654/" text:style-name="Internet_20_link" text:visited-style-name="Visited_20_Internet_20_Link"><text:span text:style-name="T63">https://habr.com/ru/companies/flant/articles/336654/</text:span></text:a></text:p>
      <text:p text:style-name="P2"/>
      <text:p text:style-name="P60">Запуск из моего репозитория</text:p>
      <text:p text:style-name="P58">docker run <text:s/>-e TERM=xterm <text:s/>8evgeny/cowsay-dockerfile</text:p>
      <text:p text:style-name="P29"/>
      <text:p text:style-name="P28"><text:span text:style-name="T68">ssh </text:span><text:a xlink:type="simple" xlink:href="mailto:asoldatov@172.17.4.40" text:style-name="Internet_20_link" text:visited-style-name="Visited_20_Internet_20_Link"><text:span text:style-name="T68">asoldatov@172.17.4.40</text:span></text:a></text:p>
      <text:p text:style-name="P29">8B&amp;987b*&amp;^5c*V&amp;^%</text:p>
      <text:p text:style-name="P29"/>
      <text:p text:style-name="P40"><text:span text:style-name="T8">ssh </text:span><text:a xlink:type="simple" xlink:href="mailto:evg@172.17.4.40" text:style-name="Internet_20_link" text:visited-style-name="Visited_20_Internet_20_Link"><text:span text:style-name="T9">evg</text:span></text:a><text:a xlink:type="simple" xlink:href="mailto:evg@172.17.4.40" text:style-name="Internet_20_link" text:visited-style-name="Visited_20_Internet_20_Link"><text:span text:style-name="T8">@172.17.4.40</text:span></text:a></text:p>
      <text:p text:style-name="P30">123</text:p>
      <text:p text:style-name="P37"/>
      <text:p text:style-name="P41"><text:span text:style-name="T60">sudo sshfs -o allow_other </text:span><text:span text:style-name="T61">evg</text:span><text:span text:style-name="T60">@172.17.4.40:/home/</text:span><text:span text:style-name="T61">evg</text:span><text:span text:style-name="T60">/ ~/SOFT/Github/GIT/24_arhiv/</text:span><text:span text:style-name="T61">evg</text:span></text:p>
      <text:p text:style-name="P39"/>
      <text:p text:style-name="P17"><text:span text:style-name="T66">docker run -it --rm -d -p </text:span><text:span text:style-name="T64">8888</text:span><text:span text:style-name="T66">:80 --name web -v </text:span><text:span text:style-name="T65">/home/evg/16_WEB_ARHIV/CONTENT</text:span><text:span text:style-name="T66">:/usr/share/nginx/html nginx </text:span></text:p>
      <text:p text:style-name="P40"><text:a xlink:type="simple" xlink:href="http://172.17.4.40:8888/" text:style-name="Internet_20_link" text:visited-style-name="Visited_20_Internet_20_Link"><text:span text:style-name="T56">http://172.17.4.40:8</text:span></text:a><text:a xlink:type="simple" xlink:href="http://172.17.4.40:8888/" text:style-name="Internet_20_link" text:visited-style-name="Visited_20_Internet_20_Link"><text:span text:style-name="T57">888</text:span></text:a></text:p>
      <text:p text:style-name="P38"/>
      <text:p text:style-name="P15">docker build -t <text:s/>createwebcontent ~/SOFT/Github/GIT/16_WEB_ARHIV <text:s/><text:span text:style-name="T67">(см Dockerfile)</text:span></text:p>
      <text:p text:style-name="P14">docker tag createwebcontent 8evgeny/createwebcontent</text:p>
      <text:p text:style-name="P70">docker login <text:s text:c="3"/>(8evgeny <text:s text:c="2"/>password)</text:p>
      <text:p text:style-name="P14">docker push 8evgeny/createwebcontent</text:p>
      <text:p text:style-name="P14"/>
      <text:p text:style-name="P3"/>
      <text:p text:style-name="P7">Скрипт start</text:p>
      <text:p text:style-name="P18"/>
      <text:p text:style-name="P4">#!/usr/bin/bash</text:p>
      <text:p text:style-name="P4">docker run --name=createwebcontent -v /etc/timezone:/etc/timezone:ro -v /etc/localtime:/etc/localtime:ro -v /home/evg/WG/Ниокр-Актуальные\ документы:/home/evg/SOFT/Github/GIT/16_WEB_ARHIV/NIOKR_aktual_DOC 8evgeny/createwebcontent</text:p>
      <text:p text:style-name="P4">docker cp createwebcontent:/home/evg/SOFT/Github/GIT/16_WEB_ARHIV/CONTENT /home/evg/16_WEB_ARHIV </text:p>
      <text:p text:style-name="P4">docker stop <text:s/>createwebcontent</text:p>
      <text:p text:style-name="P4">docker rm <text:s/>createwebcontent</text:p>
      <text:p text:style-name="P2"/>
      <text:p text:style-name="P8">- Контейнер создан с теми-же путями</text:p>
      <text:p text:style-name="P8">- Помещен в DockerHub</text:p>
      <text:p text:style-name="P8">- На виртуалке по команде docker run <text:s/>он <text:s/>выкачивается</text:p>
      <text:p text:style-name="P20"><text:span text:style-name="T10">- </text:span><text:span text:style-name="T12">При запуске </text:span><text:span text:style-name="T14">у</text:span><text:span text:style-name="T12"> </text:span><text:span text:style-name="T11">контейнера </text:span><text:span text:style-name="T12">подменяется путь к Актуальным документам <text:s/></text:span><text:span text:style-name="T11">(используется не внутренний а </text:span><text:span text:style-name="T14">путь виртуалки</text:span><text:span text:style-name="T11"> </text:span><text:span text:style-name="T13">/home/evg/Ниокр-Актуальные_документы</text:span><text:span text:style-name="T12"> (добавить потом другие пути)</text:span></text:p>
      <text:p text:style-name="P9">- <text:span text:style-name="T69">/home/evg/16_WEB_ARHIV/</text:span><text:span text:style-name="T71">CONTENT</text:span><text:span text:style-name="T69"> <text:s/>- <text:s/>и все что внутри - результат работы контейнера</text:span></text:p>
      <text:p text:style-name="P19"><text:span text:style-name="T10">- После работы </text:span><text:span text:style-name="T14">контейнер</text:span><text:span text:style-name="T10"> останавливается но не удаляется ( нет флага –rm )</text:span></text:p>
      <text:p text:style-name="P10">- Копируем все содержимое контейнера <text:span text:style-name="T70">в </text:span><text:span text:style-name="T69">/home/evg/16_WEB_ARHIV</text:span></text:p>
      <text:p text:style-name="P8">- Удаляем контейнер</text:p>
      <text:p text:style-name="P11"/>
      <text:p text:style-name="P11"/>
      <text:p text:style-name="P5">smbclient //fs01.git-holding.ru/git -U <text:a xlink:type="simple" xlink:href="mailto:evgeniy.parubets@git-holding.ru" text:style-name="Internet_20_link" text:visited-style-name="Visited_20_Internet_20_Link">evgeniy.parubets@git-holding.ru</text:a></text:p>
      <text:p text:style-name="P5">cd "Рабочие группы"</text:p>
      <text:p text:style-name="P5">cd "Ниокр-Актуальные документы"</text:p>
      <text:p text:style-name="P11">Qwerty123Qwerty123</text:p>
      <text:p text:style-name="P11"/>
      <text:p text:style-name="P11"><text:span text:style-name="Source_20_Text"><text:span text:style-name="T75">sudo apt-get install keyutils</text:span></text:span><text:span text:style-name="Source_20_Text"><text:span text:style-name="T73"> <text:s/>- <text:s/></text:span></text:span><text:span text:style-name="Source_20_Text"><text:span text:style-name="T74">без этого не монтировалось</text:span></text:span></text:p>
      <text:p text:style-name="P67">sudo mount -t cifs //172.20.6.32/git/TRANSFER -o cred=/home/evg/.cifs_evg,vers=3.0 <text:s/>/home/evg/TRANSFER</text:p>
      <text:p text:style-name="P22"><text:span text:style-name="T19">sudo mount -t cifs //172.20.6.32/git/</text:span><text:span text:style-name="T24">Рабочие</text:span><text:span text:style-name="T25">\</text:span><text:span text:style-name="T24"> группы</text:span><text:span text:style-name="T19"> -o cred=/home/evg/.cifs_evg,vers=3.0 <text:s/>/home/evg/</text:span><text:span text:style-name="T20">WG</text:span></text:p>
      <text:p text:style-name="P11"/>
      <text:p text:style-name="P12">sudo mount.cifs //fs01.git-holding.ru/git/TRANSFER /home/evg/TRANSFER -o <text:a xlink:type="simple" xlink:href="mailto:username%3Devgeniy.parubets@git-holding.ru" text:style-name="Internet_20_link" text:visited-style-name="Visited_20_Internet_20_Link"><text:span text:style-name="T72">u</text:span></text:a><text:a xlink:type="simple" xlink:href="mailto:username%3Devgeniy.parubets@git-holding.ru" text:style-name="Internet_20_link" text:visited-style-name="Visited_20_Internet_20_Link"><text:span text:style-name="T72">sername=evgeniy.parubets@git-holding.ru</text:span></text:a><text:span text:style-name="T72">,</text:span>password=Qwerty123Qwerty123,vers=1.0</text:p>
      <text:p text:style-name="P16"><text:span text:style-name="T15">sudo mount.cifs //fs01.git-holding.ru/git/</text:span><text:span text:style-name="T21">Рабочие</text:span><text:span text:style-name="T22">\</text:span><text:span text:style-name="T21"> группы</text:span><text:span text:style-name="T15"> /home/evg/</text:span><text:span text:style-name="T23">WG</text:span><text:span text:style-name="T15"> -o username=evgeniy.parubets@git-holding.ru,password=Qwerty123Qwerty123,vers=1.0</text:span></text:p>
      <text:p text:style-name="P6">172.20.6.32</text:p>
      <text:p text:style-name="P13"><text:span text:style-name="T59">sudo mount.cifs //172.20.6.32/git/TRANSFER /home/evg/TRANSFER -o </text:span><text:a xlink:type="simple" xlink:href="mailto:username%3Devgeniy.parubets@git-holding.ru" text:style-name="Internet_20_link" text:visited-style-name="Visited_20_Internet_20_Link">u</text:a><text:a xlink:type="simple" xlink:href="mailto:username%3Devgeniy.parubets@git-holding.ru" text:style-name="Internet_20_link" text:visited-style-name="Visited_20_Internet_20_Link">sername=evgeniy.parubets@git-holding.ru</text:a><text:span text:style-name="T58">,</text:span><text:span text:style-name="T59">password=Qwerty123Qwerty123,</text:span><text:span text:style-name="T62">iocharset=utf8,</text:span><text:span text:style-name="T59">vers=1.0</text:span></text:p>
      <text:p text:style-name="P31"/>
      <text:p text:style-name="P21"><text:span text:style-name="Source_20_Text"><text:span text:style-name="T26">mount -t cifs </text:span></text:span><text:span text:style-name="Source_20_Text"><text:span text:style-name="T16">//172.20.6.32/git/TRANSFER</text:span></text:span><text:span text:style-name="Source_20_Text"><text:span text:style-name="T17">$</text:span></text:span><text:span text:style-name="Source_20_Text"><text:span text:style-name="T26"> -o cred=/home/</text:span></text:span><text:span text:style-name="Source_20_Text"><text:span text:style-name="T27">evg</text:span></text:span><text:span text:style-name="Source_20_Text"><text:span text:style-name="T26">/.cifs_</text:span></text:span><text:span text:style-name="Source_20_Text"><text:span text:style-name="T27">evg</text:span></text:span><text:span text:style-name="Source_20_Text"><text:span text:style-name="T26">,vers=3.0 <text:s/>/</text:span></text:span><text:span text:style-name="Source_20_Text"><text:span text:style-name="T29">home/</text:span></text:span><text:span text:style-name="Source_20_Text"><text:span text:style-name="T28">evg/</text:span></text:span><text:span text:style-name="Source_20_Text"><text:span text:style-name="T18">TRANSFER</text:span></text:span></text:p>
      <text:p text:style-name="P31"/>
      <text:p text:style-name="P31"><text:soft-page-break/></text:p>
      <text:p text:style-name="P31"/>
      <text:p text:style-name="P31">Необязательно каждый раз вводить все команды вручную — вы можете перечислить их через запятую и указать в двойных кавычках с опцией -c, например:</text:p>
      <text:p text:style-name="P32">sudo smbclient /<text:span text:style-name="T30">//fs01.git-holding.ru/git/TRANSFER </text:span><text:s/>-N -c "cd NewFolder; tar c captures.tar *.cap"</text:p>
      <text:p text:style-name="P43"/>
      <text:p text:style-name="P44">smbmount <text:span text:style-name="T1">//fs01.git-holding.ru/git/TRANSFER</text:span> <text:span text:style-name="T1">/home/evg/TRANSFER</text:span> –o <text:s/><text:span text:style-name="T1">username=evgeniy.parubets@git-holding.ru,password=Qwerty123Qwerty123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udo groupadd docker</text:p>
      <text:p text:style-name="P1">sudo gpasswd -a $USER docker</text:p>
      <text:p text:style-name="P23">docker run hello-world</text:p>
      <text:p text:style-name="P23">docker run -it ubuntu bash</text:p>
      <text:p text:style-name="P24">docker image ls</text:p>
      <text:p text:style-name="P27"><text:span text:style-name="T54">docker rm </text:span><text:span text:style-name="T55">ИМЯ </text:span><text:span text:style-name="T53"><text:tab/> <text:s/><text:tab/></text:span><text:span text:style-name="T33">удалить окончательно</text:span></text:p>
      <text:p text:style-name="P35"/>
      <text:p text:style-name="P25"><text:span text:style-name="T34">docker rm -v $(docker ps -aq -f status=exited) <text:s text:c="2"/></text:span><text:span text:style-name="T32">удалить все остановленные</text:span><text:span text:style-name="T31"><text:tab/></text:span></text:p>
      <text:p text:style-name="P63"><text:span text:style-name="T49">echo alias </text:span><text:span text:style-name="T50">drm</text:span><text:span text:style-name="T49">="'docker rm -v $(docker ps -aq -f status=exited)'"&gt;&gt;.bashrc</text:span></text:p>
      <text:p text:style-name="P35"/>
      <text:p text:style-name="P33"><text:span text:style-name="T2">docker rm -v $(docker ps -aq -f status=</text:span><text:span text:style-name="T3">created</text:span><text:span text:style-name="T2">)</text:span></text:p>
      <text:p text:style-name="P26">docker rm 3e4029856551</text:p>
      <text:p text:style-name="P33"><text:span text:style-name="T2">docker </text:span><text:span text:style-name="T4">start</text:span><text:span text:style-name="T2"> 02b4b3b7b905</text:span></text:p>
      <text:p text:style-name="P26">docker stop 02b4b3b7b905</text:p>
      <text:p text:style-name="P26"/>
      <text:p text:style-name="P26">С помощью Docker можно запустить командную оболочку shell внутри контейнера, выполнив следующую команду:</text:p>
      <text:p text:style-name="P36"><text:span text:style-name="T2">$ docker run -it -h </text:span><text:span text:style-name="T5">debian</text:span><text:span text:style-name="T2"> --</text:span><text:span text:style-name="T6">n</text:span><text:span text:style-name="T7">ame</text:span><text:span text:style-name="T6"> debian </text:span><text:span text:style-name="T2">debian /bin/bash</text:span></text:p>
      <text:p text:style-name="P26"/>
      <text:p text:style-name="P66"><text:span text:style-name="T35">docker run -it --name cowsay -h cowsay </text:span><text:span text:style-name="T39">debian</text:span><text:span text:style-name="T35"> bash </text:span></text:p>
      <text:p text:style-name="P66"><text:span text:style-name="T35">apt-get update </text:span><text:span text:style-name="T38">&amp;&amp; </text:span><text:span text:style-name="T35">apt-get install -y cowsay fortune </text:span></text:p>
      <text:p text:style-name="P47"><text:span text:style-name="T36">echo </text:span><text:span text:style-name="T37">"while true; do clear &amp;&amp; /usr/games/fortune | /usr/games/cowsay &amp;&amp; sleep </text:span><text:span text:style-name="T36">3</text:span><text:span text:style-name="T37">; done" &gt; /</text:span><text:span text:style-name="T40">usr/games/</text:span><text:span text:style-name="T37">test.sh</text:span></text:p>
      <text:p text:style-name="P51">chmod +x /usr/games/test.sh</text:p>
      <text:p text:style-name="P53"><text:span text:style-name="T37">/</text:span><text:span text:style-name="T40">usr/games/</text:span><text:span text:style-name="T37">test.sh</text:span></text:p>
      <text:p text:style-name="P34">Для превращения контейнера в образ <text:s/>нужно всего лишь выполнить команду docker commit. При этом не имеет значения, работает контейнер или он остановлен. Необходимо передать в команду имя контейнера («cowsay»), имя для создаваемого образа («cowsayimage»), а также имя репозитория, в котором образ будет сохранен («test»):</text:p>
      <text:p text:style-name="P48">docker commit cowsay test/cowsayimage</text:p>
      <text:p text:style-name="P34"><text:s/>Теперь у нас есть образ с предустановленным приложением cowsay, который мы можем запускать в любое время:</text:p>
      <text:p text:style-name="P49">docker run <text:s/>-e TERM=xterm <text:s/>test/cowsayimage <text:span text:style-name="T48">sh </text:span><text:span text:style-name="T44">/</text:span><text:span text:style-name="T45">usr/games/</text:span><text:span text:style-name="T44">test.sh</text:span></text:p>
      <text:p text:style-name="P54"><text:span text:style-name="T41">docker </text:span><text:span text:style-name="T42">run</text:span><text:span text:style-name="T41"> --tty </text:span><text:span text:style-name="T42">test/cowsayimage</text:span><text:span text:style-name="T41"> env TERM=xterm /</text:span><text:span text:style-name="T43">usr/games/</text:span><text:span text:style-name="T41">test.sh</text:span></text:p>
      <text:p text:style-name="P50">echo alias cowsay="'docker run --tty test/cowsayimage env TERM=xterm /usr/games/test.sh'"&gt;&gt;.bashrc</text:p>
      <text:p text:style-name="P55"><text:span text:style-name="T47">п</text:span><text:span text:style-name="T46">ерезагрузить терминал</text:span></text:p>
      <text:p text:style-name="P52">cowsay</text:p>
      <text:p text:style-name="P57"/>
      <text:p text:style-name="P61">docker system prune -a</text:p>
      <text:p text:style-name="P59">Веб-сервер <text:s/></text:p>
      <text:p text:style-name="P65">docker run -it --rm -d -p 8080:80 --name web -v ~/SOFT/Github/GIT/16_WEB_ARHIV/CONTENT:/usr/share/nginx/html nginx</text:p>
      <text:p text:style-name="P45"><text:span text:style-name="T51"><text:s text:c="36"/></text:span>или</text:p>
      <text:p text:style-name="P45">docker<text:span text:style-name="T51"> </text:span>run<text:span text:style-name="T51"> </text:span>-it<text:span text:style-name="T51"> </text:span>--rm<text:span text:style-name="T51"> </text:span>-d<text:span text:style-name="T51"> </text:span>-p<text:span text:style-name="T51"> </text:span><text:span text:style-name="T52">8080</text:span>:<text:span text:style-name="T52">80</text:span><text:span text:style-name="T51"> </text:span>--name<text:span text:style-name="T51"> </text:span>web2<text:span text:style-name="T51"> </text:span>-v<text:span text:style-name="T51"> </text:span>~/SOFT/Github/GIT/<text:span text:style-name="T52">16_WEB_ARHIV</text:span>/CONTENT:/usr/local/apache2/htdocs/<text:span text:style-name="T51"> </text:span>httpd:<text:span text:style-name="T52">2.4</text:span></text:p>
      <text:p text:style-name="P46"/>
      <text:p text:style-name="P46"/>
      <text:p text:style-name="P45">docker<text:span text:style-name="T51"> </text:span>build<text:span text:style-name="T51"> </text:span>-t<text:span text:style-name="T51"> <text:s/></text:span>createwebcontent<text:span text:style-name="T51"> </text:span>~/SOFT/Github/GIT/<text:span text:style-name="T52">16_WEB_ARHIV</text:span></text:p>
      <text:p text:style-name="P45">Один<text:span text:style-name="T51"> </text:span>раз<text:span text:style-name="T51"> </text:span>дать<text:span text:style-name="T51"> </text:span>права<text:span text:style-name="T51"> </text:span>на<text:span text:style-name="T51"> </text:span>запись<text:span text:style-name="T51"> </text:span>других</text:p>
      <text:p text:style-name="P64">sudo<text:span text:style-name="T51"> </text:span>chmod<text:span text:style-name="T51"> </text:span>-R<text:span text:style-name="T51"> </text:span>ugo+rwx<text:span text:style-name="T51"> </text:span>~/SOFT/Github/GIT/<text:span text:style-name="T52">16_WEB_ARHIV</text:span>/CONTENT/content_for_web</text:p>
      <text:p text:style-name="P45"><text:soft-page-break/>После<text:span text:style-name="T51"> </text:span>отработки<text:span text:style-name="T51"> </text:span>контейнера,<text:span text:style-name="T51"> </text:span>чтобы<text:span text:style-name="T51"> </text:span>пересобрать<text:span text:style-name="T51"> </text:span>-<text:span text:style-name="T51"> </text:span>удалить<text:span text:style-name="T51"> </text:span>под<text:span text:style-name="T51"> </text:span>root<text:span text:style-name="T51"> </text:span>файлы<text:span text:style-name="T51"> </text:span>из<text:span text:style-name="T51"> </text:span>content_for_web<text:span text:style-name="T51"> <text:s/></text:span>или</text:p>
      <text:p text:style-name="P64">sudo<text:span text:style-name="T51"> </text:span>chown<text:span text:style-name="T51"> </text:span>-R<text:span text:style-name="T51"> </text:span>evg:evg<text:span text:style-name="T51"> </text:span>~/SOFT/Github/GIT/<text:span text:style-name="T52">16_WEB_ARHIV</text:span>/CONTENT/content_for_web<text:span text:style-name="T51"> </text:span>&amp;&amp;<text:span text:style-name="T51"> </text:span>chmod<text:span text:style-name="T51"> </text:span>-R<text:span text:style-name="T51"> </text:span>ugo+rwx<text:span text:style-name="T51"> </text:span>~/SOFT/Github/GIT/<text:span text:style-name="T52">16_WEB_ARHIV</text:span>/CONTENT/content_for_web</text:p>
      <text:p text:style-name="P45">docker<text:span text:style-name="T51"> </text:span>run<text:span text:style-name="T51"> </text:span>--name=createwebcontent<text:span text:style-name="T51"> </text:span>--rm<text:span text:style-name="T51"> </text:span>-v<text:span text:style-name="T51"> </text:span>~/SOFT/Github/GIT/<text:span text:style-name="T52">16_WEB_ARHIV</text:span>/CONTENT:/home/evg/CONTENT<text:span text:style-name="T51"> </text:span>-v<text:span text:style-name="T51"> </text:span>~/SOFT/Github/GIT/<text:span text:style-name="T52">16_WEB_ARHIV</text:span>/Ниокр-Актуальные_документы:/home/evg/Ниокр-Актуальные_документы<text:span text:style-name="T51"> </text:span>-v<text:span text:style-name="T51"> </text:span>~/SOFT/Github/GIT/<text:span text:style-name="T52">16_WEB_ARHIV</text:span>/Ниокр-Документы_по_обозначениям:/home/evg/Ниокр-Документы_по_обозначениям<text:span text:style-name="T51"> </text:span>-v<text:span text:style-name="T51"> </text:span>~/SOFT/Github/GIT/<text:span text:style-name="T52">16_WEB_ARHIV</text:span>/Ниокр-Извещения_об_изменении:/home/evg/Ниокр-Извещения_об_изменении<text:span text:style-name="T51"> </text:span>-v<text:span text:style-name="T51"> </text:span>~/SOFT/Github/GIT/<text:span text:style-name="T52">16_WEB_ARHIV</text:span>/Ниокр-Неактуальные_документы:/home/evg/Ниокр-Неактуальные_документы<text:span text:style-name="T51"> </text:span>-v<text:span text:style-name="T51"> </text:span>/etc/timezone:/etc/timezone:ro<text:span text:style-name="T51"> </text:span>-v<text:span text:style-name="T51"> </text:span>/etc/localtime:/etc/localtime:ro<text:span text:style-name="T51"> </text:span>createwebcontent</text:p>
      <text:p text:style-name="P45"/>
      <text:p text:style-name="P45">docker<text:span text:style-name="T51"> </text:span>system<text:span text:style-name="T51"> </text:span>prune</text:p>
      <text:p text:style-name="P45">cd<text:span text:style-name="T51"> </text:span>~/SOFT/Github/GIT/<text:span text:style-name="T52">16_WEB_ARHIV</text:span><text:span text:style-name="T51"> </text:span>&amp;&amp;<text:span text:style-name="T51"> </text:span>docker<text:span text:style-name="T51"> </text:span>save<text:span text:style-name="T51"> </text:span>createwebcontent<text:span text:style-name="T51"> </text:span>&gt;<text:span text:style-name="T51"> </text:span>createwebcontent.tar</text:p>
      <text:p text:style-name="P45">cd<text:span text:style-name="T51"> </text:span>~/SOFT/Github/GIT/<text:span text:style-name="T52">16_WEB_ARHIV</text:span><text:span text:style-name="T51"> </text:span>&amp;&amp;<text:span text:style-name="T51"> </text:span>docker<text:span text:style-name="T51"> </text:span>load<text:span text:style-name="T51"> </text:span>-i<text:span text:style-name="T51"> </text:span>createwebcontent.tar</text:p>
      <text:p text:style-name="P56"/>
      <text:p text:style-name="P62"/>
      <text:p text:style-name="P4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1" svg:font-family="Consolas, 'Bitstream Vera Sans Mono', 'Courier New', Courier, monospace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dejavu sans mono" svg:font-family="'dejavu sans mono', monaco, 'lucida console', 'courier new', monospace"/>
    <style:font-face style:name="monospace" svg:font-family="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2555in" fo:margin-right="0.3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1T14:13:46.241963868</meta:creation-date>
    <meta:generator>LibreOffice/6.4.7.2$Linux_X86_64 LibreOffice_project/40$Build-2</meta:generator>
    <dc:date>2024-02-20T15:36:34.124615974</dc:date>
    <meta:editing-duration>P1DT10H37M21S</meta:editing-duration>
    <meta:editing-cycles>155</meta:editing-cycles>
    <meta:document-statistic meta:table-count="0" meta:image-count="0" meta:object-count="0" meta:page-count="3" meta:paragraph-count="85" meta:word-count="585" meta:character-count="6030" meta:non-whitespace-character-count="5464"/>
  </office:meta>
</office:document-meta>
</file>